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7.053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06" table:default-cell-style-name="ce4"/>
        <table:table-column table:style-name="co8" table:default-cell-style-name="ce4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10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ECVs used by the CCI project</text:p>
          </table:table-cell>
          <table:table-cell table:style-name="ce6" office:value-type="string" calcext:value-type="string">
            <text:p>The Essential Climate Variable (ECVs) in the ESA Climate Change Initiative (&lt;a href=http://cci.esa.int/&gt; CCI &lt;/a&gt;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Data Type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data types used by the CCI project</text:p>
          </table:table-cell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frequencies used by the CCI project</text:p>
          </table:table-cell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organisations in the CCI project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s used by the CCI project</text:p>
          </table:table-cell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atformGrp</text:p>
          </table:table-cell>
          <table:table-cell table:style-name="ce2" office:value-type="string" calcext:value-type="string">
            <text:p>Platform Group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 groups used by the CCI project</text:p>
          </table:table-cell>
          <table:table-cell table:style-name="ce6" office:value-type="string" calcext:value-type="string">
            <text:p>The platform group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atformProg</text:p>
          </table:table-cell>
          <table:table-cell table:style-name="ce2" office:value-type="string" calcext:value-type="string">
            <text:p>Platform Programme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 programmes used by the CCI project</text:p>
          </table:table-cell>
          <table:table-cell table:style-name="ce6" office:value-type="string" calcext:value-type="string">
            <text:p>The platform programme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cessing levels used by the CCI project</text:p>
          </table:table-cell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ducts used by the CCI project</text:p>
          </table:table-cell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sensors used by the CCI project</text:p>
          </table:table-cell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35:52.506594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6-10T09:36:07.095332115</dc:date>
    <meta:editing-cycles>54</meta:editing-cycles>
    <meta:editing-duration>PT4H39M58S</meta:editing-duration>
    <meta:document-statistic meta:table-count="1" meta:cell-count="80" meta:object-count="0"/>
  </office:meta>
</office:document-meta>
</file>